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341cm"/>
    </style:style>
    <style:style style:name="co7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e994" style:text-align-source="fix" style:repeat-content="false" fo:wrap-option="wrap" fo:border="0.06pt solid #000000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fo:background-color="#ffe994" style:text-align-source="fix" style:repeat-content="false" fo:wrap-option="wrap" fo:border="0.06pt solid #000000"/>
      <style:paragraph-properties fo:text-align="center" fo:margin-left="0cm"/>
      <style:text-properties style:use-window-font-color="true" style:font-name="Liberation Sans1"/>
    </style:style>
    <style:style style:name="ce8" style:family="table-cell" style:parent-style-name="Default">
      <style:table-cell-properties fo:background-color="#ffa6a6" style:text-align-source="fix" style:repeat-content="false" fo:wrap-option="wrap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style:font-name="Liberation Sans1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row table:style-name="ro1">
          <table:table-cell table:style-name="ce4" office:value-type="string" calcext:value-type="string">
            <text:p>Diana Oviedo</text:p>
          </table:table-cell>
          <table:table-cell table:style-name="Default" table:number-columns-repeated="8"/>
        </table:table-row>
        <table:table-row table:style-name="ro1">
          <table:table-cell table:style-name="ce4" office:value-type="string" calcext:value-type="string">
            <text:p>Albeiro Reyes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"/>
          <table:table-cell table:style-name="ce8" office:value-type="string" calcext:value-type="string">
            <text:p>1 Seg</text:p>
          </table:table-cell>
          <table:table-cell table:style-name="ce8" office:value-type="string" calcext:value-type="string">
            <text:p>1 min</text:p>
          </table:table-cell>
          <table:table-cell table:style-name="ce8" office:value-type="string" calcext:value-type="string">
            <text:p>1 hora</text:p>
          </table:table-cell>
          <table:table-cell table:style-name="ce8" office:value-type="string" calcext:value-type="string">
            <text:p>1 día</text:p>
          </table:table-cell>
          <table:table-cell table:style-name="ce8" office:value-type="string" calcext:value-type="string">
            <text:p>1 mes</text:p>
          </table:table-cell>
          <table:table-cell table:style-name="ce8" office:value-type="string" calcext:value-type="string">
            <text:p>1 año</text:p>
          </table:table-cell>
          <table:table-cell table:style-name="ce8" office:value-type="string" calcext:value-type="string">
            <text:p>1 siglo</text:p>
          </table:table-cell>
        </table:table-row>
        <table:table-row table:style-name="ro2">
          <table:table-cell/>
          <table:table-cell office:value-type="string" calcext:value-type="string">
            <text:p>Log n</text:p>
          </table:table-cell>
          <table:table-cell office:value-type="string" calcext:value-type="string">
            <text:p>2˄(10˄6)</text:p>
          </table:table-cell>
          <table:table-cell office:value-type="string" calcext:value-type="string">
            <text:p><text:span text:style-name="T1">2</text:span><text:span text:style-name="T2">˄60(10˄6)</text:span></text:p>
          </table:table-cell>
          <table:table-cell office:value-type="string" calcext:value-type="string">
            <text:p><text:span text:style-name="T1">2</text:span><text:span text:style-name="T2">˄3600(10˄6)</text:span></text:p>
          </table:table-cell>
          <table:table-cell office:value-type="string" calcext:value-type="string">
            <text:p><text:span text:style-name="T1">2</text:span><text:span text:style-name="T2">˄86400(10˄6)</text:span></text:p>
          </table:table-cell>
          <table:table-cell office:value-type="string" calcext:value-type="string">
            <text:p><text:span text:style-name="T1">2</text:span><text:span text:style-name="T2">˄2592000(10˄6)</text:span></text:p>
          </table:table-cell>
          <table:table-cell office:value-type="string" calcext:value-type="string">
            <text:p><text:span text:style-name="T1">2</text:span><text:span text:style-name="T2">˄31104000(10˄6)</text:span></text:p>
          </table:table-cell>
          <table:table-cell office:value-type="string" calcext:value-type="string">
            <text:p><text:span text:style-name="T1">2</text:span><text:span text:style-name="T2">˄3153600000(10˄6)</text:span></text:p>
          </table:table-cell>
        </table:table-row>
        <table:table-row table:style-name="ro2">
          <table:table-cell/>
          <table:table-cell office:value-type="string" calcext:value-type="string">
            <text:p>√n</text:p>
          </table:table-cell>
          <table:table-cell office:value-type="string" calcext:value-type="string">
            <text:p><text:span text:style-name="T1">10˄12</text:span></text:p>
          </table:table-cell>
          <table:table-cell office:value-type="string" calcext:value-type="string">
            <text:p><text:span text:style-name="T1">36(10</text:span><text:span text:style-name="T2">˄14)</text:span></text:p>
          </table:table-cell>
          <table:table-cell office:value-type="string" calcext:value-type="string">
            <text:p>1296(10˄16)</text:p>
          </table:table-cell>
          <table:table-cell office:value-type="string" calcext:value-type="string">
            <text:p>746496(10˄16)</text:p>
          </table:table-cell>
          <table:table-cell office:value-type="string" calcext:value-type="string">
            <text:p><text:span text:style-name="T1">6718464(10</text:span><text:span text:style-name="T2">˄18)</text:span></text:p>
          </table:table-cell>
          <table:table-cell office:value-type="string" calcext:value-type="string">
            <text:p><text:span text:style-name="T1">8950673664(10</text:span><text:span text:style-name="T2">˄20)</text:span></text:p>
          </table:table-cell>
          <table:table-cell office:value-type="string" calcext:value-type="string">
            <text:p><text:span text:style-name="T1">8950673664(10</text:span><text:span text:style-name="T2">˄24)</text:span></text:p>
          </table:table-cell>
        </table:table-row>
        <table:table-row table:style-name="ro2">
          <table:table-cell/>
          <table:table-cell office:value-type="string" calcext:value-type="string">
            <text:p>n</text:p>
          </table:table-cell>
          <table:table-cell table:style-name="ce9" office:value-type="string" calcext:value-type="string">
            <text:p>10˄6</text:p>
          </table:table-cell>
          <table:table-cell office:value-type="string" calcext:value-type="string">
            <text:p><text:span text:style-name="T1">6(10</text:span><text:span text:style-name="T2">˄7)</text:span></text:p>
          </table:table-cell>
          <table:table-cell office:value-type="string" calcext:value-type="string">
            <text:p>36(10˄8)</text:p>
          </table:table-cell>
          <table:table-cell office:value-type="string" calcext:value-type="string">
            <text:p>864(10˄8)</text:p>
          </table:table-cell>
          <table:table-cell office:value-type="string" calcext:value-type="string">
            <text:p>2592(10˄9)</text:p>
          </table:table-cell>
          <table:table-cell office:value-type="string" calcext:value-type="string">
            <text:p>94608(10˄10)</text:p>
          </table:table-cell>
          <table:table-cell office:value-type="string" calcext:value-type="string">
            <text:p>94608(10˄12)</text:p>
          </table:table-cell>
        </table:table-row>
        <table:table-row table:style-name="ro1">
          <table:table-cell/>
          <table:table-cell office:value-type="string" calcext:value-type="string">
            <text:p>n log n</text:p>
          </table:table-cell>
          <table:table-cell office:value-type="float" office:value="62746" calcext:value-type="float">
            <text:p>62746</text:p>
          </table:table-cell>
          <table:table-cell office:value-type="float" office:value="2801417" calcext:value-type="float">
            <text:p>2801417</text:p>
          </table:table-cell>
          <table:table-cell office:value-type="float" office:value="133378058" calcext:value-type="float">
            <text:p>133378058</text:p>
          </table:table-cell>
          <table:table-cell office:value-type="float" office:value="2755147513" calcext:value-type="float">
            <text:p>2755147513</text:p>
          </table:table-cell>
          <table:table-cell office:value-type="float" office:value="71870856404" calcext:value-type="float">
            <text:p>71870856404</text:p>
          </table:table-cell>
          <table:table-cell office:value-type="float" office:value="797633893344" calcext:value-type="float">
            <text:p>797633893344</text:p>
          </table:table-cell>
          <table:table-cell office:value-type="float" office:value="68610956750571" calcext:value-type="float">
            <text:p>68610956750571</text:p>
          </table:table-cell>
        </table:table-row>
        <table:table-row table:style-name="ro1">
          <table:table-cell/>
          <table:table-cell table:style-name="ce7" office:value-type="string" calcext:value-type="string">
            <text:p>n˄2</text:p>
          </table:table-cell>
          <table:table-cell office:value-type="string" calcext:value-type="string">
            <text:p><text:span text:style-name="T1">10</text:span><text:span text:style-name="T2">˄3</text:span></text:p>
          </table:table-cell>
          <table:table-cell office:value-type="float" office:value="24494897" calcext:value-type="float">
            <text:p>24494897</text:p>
          </table:table-cell>
          <table:table-cell office:value-type="string" calcext:value-type="string">
            <text:p><text:span text:style-name="T1">6(10</text:span><text:span text:style-name="T2">˄4)</text:span></text:p>
          </table:table-cell>
          <table:table-cell office:value-type="float" office:value="293938" calcext:value-type="float">
            <text:p>293938</text:p>
          </table:table-cell>
          <table:table-cell office:value-type="float" office:value="1609968" calcext:value-type="float">
            <text:p>1609968</text:p>
          </table:table-cell>
          <table:table-cell office:value-type="float" office:value="30758413" calcext:value-type="float">
            <text:p>30758413</text:p>
          </table:table-cell>
          <table:table-cell office:value-type="float" office:value="307584134" calcext:value-type="float">
            <text:p>307584134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n˄3</text:span></text:p>
          </table:table-cell>
          <table:table-cell office:value-type="string" calcext:value-type="string">
            <text:p><text:span text:style-name="T1">10</text:span><text:span text:style-name="T2">˄2</text:span></text:p>
          </table:table-cell>
          <table:table-cell office:value-type="float" office:value="391" calcext:value-type="float">
            <text:p>391</text:p>
          </table:table-cell>
          <table:table-cell office:value-type="float" office:value="1532" calcext:value-type="float">
            <text:p>1532</text:p>
          </table:table-cell>
          <table:table-cell office:value-type="float" office:value="4420" calcext:value-type="float">
            <text:p>4420</text:p>
          </table:table-cell>
          <table:table-cell office:value-type="float" office:value="13736" calcext:value-type="float">
            <text:p>13736</text:p>
          </table:table-cell>
          <table:table-cell office:value-type="float" office:value="98169" calcext:value-type="float">
            <text:p>98169</text:p>
          </table:table-cell>
          <table:table-cell office:value-type="float" office:value="55661" calcext:value-type="float">
            <text:p>5566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2˄n</text:span>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n!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08:21:28.93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16:21:00.496000000</meta:creation-date>
    <dc:date>2022-03-26T08:58:04.318000000</dc:date>
    <meta:editing-duration>PT19M13S</meta:editing-duration>
    <meta:editing-cycles>4</meta:editing-cycles>
    <meta:generator>LibreOffice/7.1.4.2$Windows_X86_64 LibreOffice_project/a529a4fab45b75fefc5b6226684193eb000654f6</meta:generator>
    <meta:document-statistic meta:table-count="1" meta:cell-count="73" meta:object-count="0"/>
  </office:meta>
</office:document-meta>
</file>